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stroke-linejoin="miter" draw:fill="none" draw:fill-color="#fc0128" draw:textarea-horizontal-align="left" draw:textarea-vertical-align="middle" draw:auto-grow-height="false" fo:padding-top="0.13cm" fo:padding-bottom="0.13cm" fo:padding-left="0.25cm" fo:padding-right="0.25cm" fo:wrap-option="no-wrap" draw:shadow-color="#cecec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cecece" draw:start-line-spacing-horizontal="0cm" draw:start-line-spacing-vertical="0cm" draw:end-line-spacing-horizontal="0cm" draw:end-line-spacing-vertical="0cm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cecece"/>
    </style:style>
    <style:style style:name="gr4" style:family="graphic" style:parent-style-name="standard" style:list-style-name="L1">
      <style:graphic-properties draw:stroke="none" draw:fill="none" draw:fill-color="#fc0128" draw:textarea-horizontal-align="justify" draw:textarea-vertical-align="top" draw:auto-grow-height="true" fo:min-height="0.848cm" fo:min-width="1.458cm" fo:padding-top="0.127cm" fo:padding-bottom="0.127cm" fo:padding-left="0.254cm" fo:padding-right="0.254cm" fo:wrap-option="no-wrap" draw:shadow-color="#cecec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cecece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cecece"/>
    </style:style>
    <style:style style:name="gr7" style:family="graphic" style:parent-style-name="standard" style:list-style-name="L1">
      <style:graphic-properties draw:stroke="none" draw:fill="none" draw:fill-color="#fc0128" draw:textarea-horizontal-align="justify" draw:textarea-vertical-align="top" draw:auto-grow-height="true" fo:min-height="1.017cm" fo:min-width="0.32cm" fo:padding-top="0.127cm" fo:padding-bottom="0.127cm" fo:padding-left="0.254cm" fo:padding-right="0.254cm" fo:wrap-option="no-wrap" draw:shadow-color="#cecece"/>
    </style:style>
    <style:style style:name="gr8" style:family="graphic" style:parent-style-name="standard" style:list-style-name="L1">
      <style:graphic-properties draw:stroke="none" draw:fill="none" draw:fill-color="#fc0128" draw:textarea-horizontal-align="justify" draw:textarea-vertical-align="top" draw:auto-grow-height="true" fo:min-height="1.017cm" fo:min-width="0.353cm" fo:padding-top="0.127cm" fo:padding-bottom="0.127cm" fo:padding-left="0.254cm" fo:padding-right="0.254cm" fo:wrap-option="no-wrap" draw:shadow-color="#cecece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-color="#cecece"/>
    </style:style>
    <style:style style:name="gr10" style:family="graphic" style:parent-style-name="standard" style:list-style-name="L1">
      <style:graphic-properties draw:stroke="none" draw:fill="none" draw:fill-color="#fc0128" draw:textarea-horizontal-align="justify" draw:textarea-vertical-align="top" draw:auto-grow-height="true" fo:min-height="1.017cm" fo:min-width="3.66cm" fo:padding-top="0.127cm" fo:padding-bottom="0.127cm" fo:padding-left="0.254cm" fo:padding-right="0.254cm" fo:wrap-option="no-wrap" draw:shadow-color="#cecece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indent="0cm" style:punctuation-wrap="hanging" style:line-break="strict"/>
    </style:style>
    <style:style style:name="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T1" style:family="text">
      <style:text-properties fo:font-family="Tahoma" style:font-family-generic="swiss" style:font-pitch="variable" fo:font-size="20pt" style:font-size-asian="20pt" style:font-size-complex="20pt"/>
    </style:style>
    <style:style style:name="T2" style:family="text">
      <style:text-properties fo:font-family="Tahoma" style:font-family-generic="swiss" style:font-pitch="variabl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figure">
        <draw:custom-shape draw:style-name="gr1" draw:text-style-name="P1" draw:layer="layout" svg:width="12.93cm" svg:height="11.452cm" svg:x="0.1cm" svg:y="0.162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441cm" svg:y1="0.1cm" svg:x2="6.443cm" svg:y2="11.637cm" svg:d="m6441 100 2 11537">
          <text:p/>
        </draw:connector>
        <draw:line draw:style-name="gr3" draw:text-style-name="P2" draw:layer="layout" svg:x1="0.1cm" svg:y1="5.678cm" svg:x2="13.03cm" svg:y2="5.678cm">
          <text:p/>
        </draw:line>
        <draw:line draw:style-name="gr3" draw:text-style-name="P2" draw:layer="layout" svg:x1="9.639cm" svg:y1="0.162cm" svg:x2="9.639cm" svg:y2="11.614cm">
          <text:p/>
        </draw:line>
        <draw:line draw:style-name="gr3" draw:text-style-name="P2" draw:layer="layout" svg:x1="0.1cm" svg:y1="2.922cm" svg:x2="13.03cm" svg:y2="2.922cm">
          <text:p/>
        </draw:line>
        <draw:line draw:style-name="gr3" draw:text-style-name="P2" draw:layer="layout" svg:x1="0.1cm" svg:y1="8.646cm" svg:x2="13.03cm" svg:y2="8.646cm">
          <text:p/>
        </draw:line>
        <draw:connector draw:style-name="gr2" draw:text-style-name="P2" draw:layer="layout" draw:type="line" svg:x1="3.477cm" svg:y1="0.153cm" svg:x2="3.479cm" svg:y2="11.69cm" svg:d="m3477 153 2 11537">
          <text:p/>
        </draw:connector>
        <draw:line draw:style-name="gr3" draw:text-style-name="P2" draw:layer="layout" svg:x1="8.157cm" svg:y1="2.922cm" svg:x2="8.157cm" svg:y2="5.678cm">
          <text:p/>
        </draw:line>
        <draw:line draw:style-name="gr3" draw:text-style-name="P2" draw:layer="layout" svg:x1="1.798cm" svg:y1="8.646cm" svg:x2="1.798cm" svg:y2="11.614cm">
          <text:p/>
        </draw:line>
        <draw:line draw:style-name="gr3" draw:text-style-name="P2" draw:layer="layout" svg:x1="4.978cm" svg:y1="2.922cm" svg:x2="4.978cm" svg:y2="5.678cm">
          <text:p/>
        </draw:line>
        <draw:line draw:style-name="gr3" draw:text-style-name="P2" draw:layer="layout" svg:x1="1.798cm" svg:y1="10.132cm" svg:x2="3.492cm" svg:y2="10.132cm">
          <text:p/>
        </draw:line>
        <draw:line draw:style-name="gr3" draw:text-style-name="P2" draw:layer="layout" svg:x1="6.459cm" svg:y1="4.404cm" svg:x2="8.157cm" svg:y2="4.404cm">
          <text:p/>
        </draw:line>
        <draw:line draw:style-name="gr3" draw:text-style-name="P2" draw:layer="layout" svg:x1="8.157cm" svg:y1="8.646cm" svg:x2="8.157cm" svg:y2="11.614cm">
          <text:p/>
        </draw:line>
        <draw:line draw:style-name="gr3" draw:text-style-name="P2" draw:layer="layout" svg:x1="4.978cm" svg:y1="5.678cm" svg:x2="4.978cm" svg:y2="8.646cm">
          <text:p/>
        </draw:line>
        <draw:line draw:style-name="gr3" draw:text-style-name="P2" draw:layer="layout" svg:x1="3.492cm" svg:y1="7.16cm" svg:x2="6.459cm" svg:y2="7.16cm">
          <text:p/>
        </draw:line>
        <draw:line draw:style-name="gr3" draw:text-style-name="P2" draw:layer="layout" svg:x1="11.336cm" svg:y1="0.162cm" svg:x2="11.336cm" svg:y2="2.922cm">
          <text:p/>
        </draw:line>
        <draw:line draw:style-name="gr3" draw:text-style-name="P2" draw:layer="layout" svg:x1="8.157cm" svg:y1="0.162cm" svg:x2="8.157cm" svg:y2="2.922cm">
          <text:p/>
        </draw:line>
        <draw:line draw:style-name="gr3" draw:text-style-name="P2" draw:layer="layout" svg:x1="1.798cm" svg:y1="0.162cm" svg:x2="1.798cm" svg:y2="2.922cm">
          <text:p/>
        </draw:line>
        <draw:line draw:style-name="gr3" draw:text-style-name="P2" draw:layer="layout" svg:x1="4.978cm" svg:y1="8.646cm" svg:x2="4.978cm" svg:y2="11.614cm">
          <text:p/>
        </draw:line>
        <draw:line draw:style-name="gr3" draw:text-style-name="P2" draw:layer="layout" svg:x1="11.336cm" svg:y1="8.646cm" svg:x2="11.336cm" svg:y2="11.614cm">
          <text:p/>
        </draw:line>
        <draw:line draw:style-name="gr3" draw:text-style-name="P2" draw:layer="layout" svg:x1="6.671cm" svg:y1="10.132cm" svg:x2="9.639cm" svg:y2="10.132cm">
          <text:p/>
        </draw:line>
        <draw:line draw:style-name="gr3" draw:text-style-name="P2" draw:layer="layout" svg:x1="0.1cm" svg:y1="1.648cm" svg:x2="3.492cm" svg:y2="1.648cm">
          <text:p/>
        </draw:line>
        <draw:line draw:style-name="gr3" draw:text-style-name="P2" draw:layer="layout" svg:x1="9.639cm" svg:y1="1.648cm" svg:x2="11.336cm" svg:y2="1.648cm">
          <text:p/>
        </draw:line>
        <draw:line draw:style-name="gr3" draw:text-style-name="P2" draw:layer="layout" svg:x1="1.798cm" svg:y1="2.922cm" svg:x2="1.798cm" svg:y2="5.678cm">
          <text:p/>
        </draw:line>
        <draw:line draw:style-name="gr3" draw:text-style-name="P2" draw:layer="layout" svg:x1="0.1cm" svg:y1="4.404cm" svg:x2="3.492cm" svg:y2="4.404cm">
          <text:p/>
        </draw:line>
        <draw:line draw:style-name="gr3" draw:text-style-name="P2" draw:layer="layout" svg:x1="8.157cm" svg:y1="5.678cm" svg:x2="8.157cm" svg:y2="9.281cm">
          <text:p/>
        </draw:line>
        <draw:line draw:style-name="gr3" draw:text-style-name="P2" draw:layer="layout" svg:x1="11.336cm" svg:y1="2.922cm" svg:x2="11.336cm" svg:y2="5.678cm">
          <text:p/>
        </draw:line>
        <draw:line draw:style-name="gr3" draw:text-style-name="P2" draw:layer="layout" svg:x1="8.157cm" svg:y1="7.16cm" svg:x2="9.639cm" svg:y2="7.16cm">
          <text:p/>
        </draw:line>
        <draw:custom-shape draw:style-name="gr4" draw:text-style-name="P4" draw:layer="layout" svg:width="1.966cm" svg:height="1.102cm" svg:x="10.768cm" svg:y="5.991cm">
          <text:list text:style-name="L1">
            <text:list-header>
              <text:p text:style-name="P3"><text:span text:style-name="T1">(x,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0.635cm" svg:height="0.635cm" svg:x="0.624cm" svg:y="10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0.947cm" svg:y1="10.132cm" svg:x2="2.645cm" svg:y2="9.704cm">
          <text:p/>
        </draw:line>
        <draw:line draw:style-name="gr6" draw:text-style-name="P2" draw:layer="layout" svg:x1="2.645cm" svg:y1="9.703cm" svg:x2="4.338cm" svg:y2="9.492cm">
          <text:p/>
        </draw:line>
        <draw:line draw:style-name="gr6" draw:text-style-name="P2" draw:layer="layout" svg:x1="4.338cm" svg:y1="9.493cm" svg:x2="6.036cm" svg:y2="9.493cm">
          <text:p/>
        </draw:line>
        <draw:line draw:style-name="gr6" draw:text-style-name="P2" draw:layer="layout" svg:x1="5.824cm" svg:y1="9.493cm" svg:x2="7.306cm" svg:y2="9.493cm">
          <text:p/>
        </draw:line>
        <draw:line draw:style-name="gr6" draw:text-style-name="P2" draw:layer="layout" svg:x1="7.306cm" svg:y1="9.493cm" svg:x2="8.792cm" svg:y2="9.493cm">
          <text:p/>
        </draw:line>
        <draw:line draw:style-name="gr6" draw:text-style-name="P2" draw:layer="layout" svg:x1="8.792cm" svg:y1="9.493cm" svg:x2="10.909cm" svg:y2="9.493cm">
          <text:p/>
        </draw:line>
        <draw:line draw:style-name="gr6" draw:text-style-name="P2" draw:layer="layout" svg:x1="10.909cm" svg:y1="9.493cm" svg:x2="10.909cm" svg:y2="7.799cm">
          <text:p/>
        </draw:line>
        <draw:custom-shape draw:style-name="gr7" draw:text-style-name="P4" draw:layer="layout" svg:width="0.828cm" svg:height="1.271cm" svg:x="0.694cm" svg:y="9.034cm">
          <text:list text:style-name="L1">
            <text:list-header>
              <text:p text:style-name="P3"><text:span text:style-name="T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0.639cm" svg:height="0.639cm" svg:x="10.597cm" svg:y="7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861cm" svg:height="1.271cm" svg:x="11.126cm" svg:y="7.16cm">
          <text:list text:style-name="L1">
            <text:list-header>
              <text:p text:style-name="P3"><text:span text:style-name="T2">J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2" draw:layer="layout" svg:x1="0.929cm" svg:y1="11.963cm" svg:x2="0.929cm" svg:y2="10.963cm">
          <text:p/>
        </draw:line>
        <draw:custom-shape draw:style-name="gr9" draw:text-style-name="P1" draw:layer="layout" svg:width="0.635cm" svg:height="0.635cm" svg:x="0.629cm" svg:y="12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4.168cm" svg:height="1.271cm" svg:x="1.529cm" svg:y="11.792cm">
          <text:list text:style-name="L1">
            <text:list-header>
              <text:p text:style-name="P3"><text:span text:style-name="T2">new node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1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5T15:36:40</meta:creation-date>
    <meta:editing-duration>PT4M6S</meta:editing-duration>
    <meta:editing-cycles>3</meta:editing-cycles>
    <meta:generator>OpenOffice.org/3.3$Unix OpenOffice.org_project/330m20$Build-9567</meta:generator>
    <meta:initial-creator>Alberto Montresor</meta:initial-creator>
    <dc:date>2011-10-25T15:46:21</dc:date>
    <dc:creator>Alberto Montresor</dc:creator>
    <meta:document-statistic meta:object-count="43"/>
  </office:meta>
</office:document-meta>
</file>